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solid" draw:fill-color="#93c47d" draw:opacity="100%"/>
      <style:paragraph-properties fo:margin-top="0in" fo:margin-bottom="0in" loext:contextual-spacing="false" fo:line-height="138%" fo:background-color="#93c47d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93c47d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9" style:family="paragraph" style:parent-style-name="Text_20_body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943d8bb-7fff-92d5-14a0-c7158094ae9a"/>Sprint 1</text:p>
      <text:p text:style-name="Text_20_body"/>
      <text:list xml:id="list3280983148" text:style-name="L1">
        <text:list-item>
          <text:p text:style-name="P5">BACKEND - Szkielet aplikacji</text:p>
          <text:list>
            <text:list-item>
              <text:p text:style-name="P2">wygenerowanie projektu ASP.NET Core 2.1</text:p>
            </text:list-item>
            <text:list-item>
              <text:p text:style-name="P2">dodanie instrukcji wdrożenia w środowisku developerskim</text:p>
            </text:list-item>
            <text:list-item>
              <text:p text:style-name="P2">dodanie przykładowego komponentu służącego jako strukturalny wzorzec architektury</text:p>
            </text:list-item>
            <text:list-item>
              <text:p text:style-name="P2">użycie biblioteki Swagger w celu dokumentacji REST API</text:p>
            </text:list-item>
          </text:list>
        </text:list-item>
        <text:list-item>
          <text:p text:style-name="P5">FRONTEND - Szkielet aplikacji</text:p>
          <text:list>
            <text:list-item>
              <text:p text:style-name="P2">wygenerowanie projektu Angular 6</text:p>
            </text:list-item>
            <text:list-item>
              <text:p text:style-name="P2">dodanie instrukcji wdrożenia w środowisku developerskim</text:p>
            </text:list-item>
            <text:list-item>
              <text:p text:style-name="P2">dodanie przykładowego komponentu służącego jako strukturalny wzorzec architektury</text:p>
            </text:list-item>
            <text:list-item>
              <text:p text:style-name="P2">implementacja interceptora HTTP do komunikacji z backendem</text:p>
            </text:list-item>
          </text:list>
        </text:list-item>
        <text:list-item>
          <text:p text:style-name="P6"><text:span text:style-name="T1">FRONTEND - Podstawowa warstwa wizualna - </text:span><text:span text:style-name="T2">ID: Homepage</text:span></text:p>
          <text:list>
            <text:list-item>
              <text:p text:style-name="P2">instalacja biblioteki Bootstrap 4</text:p>
            </text:list-item>
            <text:list-item>
              <text:p text:style-name="P2">implementacja menu nawigacyjnego</text:p>
            </text:list-item>
            <text:list-item>
              <text:p text:style-name="P2">implementacja strony głównej</text:p>
            </text:list-item>
          </text:list>
        </text:list-item>
        <text:list-item>
          <text:p text:style-name="P6"><text:span text:style-name="T1">FRONTEND - System rejestracji - </text:span><text:span text:style-name="T2">ID: Register</text:span></text:p>
          <text:list>
            <text:list-item>
              <text:p text:style-name="P2">instalacja biblioteki Angular Forms</text:p>
            </text:list-item>
            <text:list-item>
              <text:p text:style-name="P2">zaprojektowanie formularza</text:p>
            </text:list-item>
            <text:list-item>
              <text:p text:style-name="P2">dodanie podstawowej walidacji wprowadzonych danych</text:p>
            </text:list-item>
            <text:list-item>
              <text:p text:style-name="P2">implementacja komponentu wysyłającego wprowadzone dane do API</text:p>
            </text:list-item>
          </text:list>
        </text:list-item>
        <text:list-item>
          <text:p text:style-name="P6"><text:span text:style-name="T1">BACKEND - System rejestracji - </text:span><text:span text:style-name="T2">ID: Register</text:span></text:p>
          <text:list>
            <text:list-item>
              <text:p text:style-name="P2">konfiguracja mechanizmu uwierzytelnienia ASP.NET Core</text:p>
            </text:list-item>
            <text:list-item>
              <text:p text:style-name="P2">konfiguracja repozytorium przechowującego użytkowników</text:p>
            </text:list-item>
            <text:list-item>
              <text:p text:style-name="P2">implementacja serwisu rejestrującego użytkowników</text:p>
            </text:list-item>
            <text:list-item>
              <text:p text:style-name="P2">implementacja kontrolera obsługującego zapytania związane z rejestracją</text:p>
            </text:list-item>
          </text:list>
        </text:list-item>
        <text:list-item>
          <text:p text:style-name="P6"><text:span text:style-name="T1">FRONTEND - System logowania - </text:span><text:span text:style-name="T2">ID: Login</text:span></text:p>
          <text:list>
            <text:list-item>
              <text:p text:style-name="P2">zaprojektowanie formularza</text:p>
            </text:list-item>
            <text:list-item>
              <text:p text:style-name="P2">dodanie podstawowej walidacji wprowadzonych danych</text:p>
            </text:list-item>
            <text:list-item>
              <text:p text:style-name="P2">implementacja komponentu wysyłającego wprowadzone dane do API</text:p>
            </text:list-item>
            <text:list-item>
              <text:p text:style-name="P2">implementacja komponentu zapisującego JWT w pamięci przeglądarki</text:p>
            </text:list-item>
            <text:list-item>
              <text:p text:style-name="P2">implementacja komponentu załączającego JWT do zapytań wysyłanych do API</text:p>
            </text:list-item>
          </text:list>
        </text:list-item>
        <text:list-item>
          <text:p text:style-name="P6"><text:span text:style-name="T1">FRONTEND - System logowania - </text:span><text:span text:style-name="T2">ID: Logout</text:span></text:p>
          <text:list>
            <text:list-item>
              <text:p text:style-name="P2">zaprojektowanie przycisku wylogowania</text:p>
            </text:list-item>
            <text:list-item>
              <text:p text:style-name="P2">implementacja komponentu wylogowującego użytkownika</text:p>
            </text:list-item>
          </text:list>
        </text:list-item>
        <text:list-item>
          <text:p text:style-name="P6"><text:span text:style-name="T1">BACKEND - System logowania - </text:span><text:span text:style-name="T2">ID: Login</text:span></text:p>
          <text:list>
            <text:list-item>
              <text:p text:style-name="P2">implementacja serwisu generującego JWT</text:p>
            </text:list-item>
            <text:list-item>
              <text:p text:style-name="P2">implementacja serwisu uwierzytelniającego użytkownika</text:p>
            </text:list-item>
            <text:list-item>
              <text:p text:style-name="P2">implementacja kontrolera obsługującego zapytania związane z uwierzytelnieniem</text:p>
            </text:list-item>
          </text:list>
        </text:list-item>
      </text:list>
      <text:p text:style-name="Text_20_body"><text:soft-page-break/></text:p>
      <text:p text:style-name="P9">Sprint 2</text:p>
      <text:list xml:id="list2330569429" text:style-name="L2">
        <text:list-item>
          <text:p text:style-name="P7"><text:span text:style-name="T1">FRONTEND - Lista kanałów - </text:span><text:span text:style-name="T2">ID: ListChannels</text:span></text:p>
          <text:list>
            <text:list-item>
              <text:p text:style-name="P3">zaprojektowanie listy kanałów (sidebar)</text:p>
            </text:list-item>
            <text:list-item>
              <text:p text:style-name="P3">implementacja komponentu listującego kanały z API</text:p>
            </text:list-item>
          </text:list>
        </text:list-item>
        <text:list-item>
          <text:p text:style-name="P7"><text:span text:style-name="T1">BACKEND - Lista kanałów - </text:span><text:span text:style-name="T2">ID: ListChannels</text:span></text:p>
          <text:list>
            <text:list-item>
              <text:p text:style-name="P3">zaprojektowanie modelu Channel</text:p>
            </text:list-item>
            <text:list-item>
              <text:p text:style-name="P3">zaprojektowanie encji pośredniczącej UserInChannel</text:p>
            </text:list-item>
            <text:list-item>
              <text:p text:style-name="P3">implementacja serwisu obsługującego kanały</text:p>
            </text:list-item>
            <text:list-item>
              <text:p text:style-name="P3">implementacja kontrolera obsługującego zapytania związane z kanałami</text:p>
            </text:list-item>
          </text:list>
        </text:list-item>
        <text:list-item>
          <text:p text:style-name="P7"><text:span text:style-name="T1">FRONTEND - Tworzenie kanału - </text:span><text:span text:style-name="T2">ID: AddChannel</text:span></text:p>
          <text:list>
            <text:list-item>
              <text:p text:style-name="P3">zaprojektowanie formularza do tworzenia kanału</text:p>
            </text:list-item>
            <text:list-item>
              <text:p text:style-name="P3">implementacja komponentu tworzącego kanał</text:p>
            </text:list-item>
            <text:list-item>
              <text:p text:style-name="P3">podstawowa walidacja danych kanału</text:p>
            </text:list-item>
          </text:list>
        </text:list-item>
        <text:list-item>
          <text:p text:style-name="P7"><text:span text:style-name="T1">BACKEND - Tworzenie kanału - </text:span><text:span text:style-name="T2">ID: AddChannel</text:span></text:p>
          <text:list>
            <text:list-item>
              <text:p text:style-name="P3">implementacja obsługi dodawania kanału w serwisie</text:p>
            </text:list-item>
            <text:list-item>
              <text:p text:style-name="P3">walidacja danych</text:p>
            </text:list-item>
            <text:list-item>
              <text:p text:style-name="P3">dodanie akcji do kontrolera</text:p>
            </text:list-item>
          </text:list>
        </text:list-item>
        <text:list-item>
          <text:p text:style-name="P7"><text:span text:style-name="T1">FRONTEND - Dołączanie do kanału - </text:span><text:span text:style-name="T2">ID: ChooseChannel</text:span></text:p>
          <text:list>
            <text:list-item>
              <text:p text:style-name="P3">odpowiednie wyróżnienie wybranego kanału z listy</text:p>
            </text:list-item>
            <text:list-item>
              <text:p text:style-name="P3">implementacja przełączania między kanałami (routing)</text:p>
            </text:list-item>
          </text:list>
        </text:list-item>
        <text:list-item>
          <text:p text:style-name="P7"><text:span text:style-name="T1">BACKEND - Dołączanie do kanału - </text:span><text:span text:style-name="T2">ID: ChooseChannel</text:span></text:p>
          <text:list>
            <text:list-item>
              <text:p text:style-name="P3">przypisanie użytkownikowi wybranego kanału jako aktywny</text:p>
            </text:list-item>
            <text:list-item>
              <text:p text:style-name="P3">dodanie akcji do kontrolera</text:p>
            </text:list-item>
          </text:list>
        </text:list-item>
        <text:list-item>
          <text:p text:style-name="P7"><text:span text:style-name="T1">FRONTEND - Wysłanie wiadomości - </text:span><text:span text:style-name="T2">ID: AddMessage</text:span></text:p>
        </text:list-item>
        <text:list-item>
          <text:p text:style-name="P7"><text:span text:style-name="T1">BACKEND - Wysłanie wiadomości - </text:span><text:span text:style-name="T2">ID: AddMessage</text:span></text:p>
        </text:list-item>
      </text:list>
      <text:p text:style-name="Text_20_body"/>
      <text:p text:style-name="P9">Sprit 3</text:p>
      <text:list xml:id="list3782645968" text:style-name="L3">
        <text:list-item>
          <text:p text:style-name="P8"><text:span text:style-name="T1">FRONTEND - Profil użytkownika - </text:span><text:span text:style-name="T2">ID: Profile</text:span></text:p>
        </text:list-item>
        <text:list-item>
          <text:p text:style-name="P8"><text:span text:style-name="T1">BACKEND - Profil użytkownika - </text:span><text:span text:style-name="T2">ID: Profile</text:span></text:p>
        </text:list-item>
        <text:list-item>
          <text:p text:style-name="P4">FRONTEND - Poprawki UI</text:p>
        </text:list-item>
      </text:list>
      <text:p text:style-name="P1">BACKEND - Refaktoryzacja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3.3.2$Windows_x86 LibreOffice_project/3d9a8b4b4e538a85e0782bd6c2d430bafe583448</meta:generator>
    <dc:date>2018-11-12T16:14:15.979000000</dc:date>
    <meta:document-statistic meta:table-count="0" meta:image-count="0" meta:object-count="0" meta:page-count="4" meta:paragraph-count="68" meta:word-count="426" meta:character-count="3111" meta:non-whitespace-character-count="2817"/>
    <meta:user-defined meta:name="Info 1"/>
    <meta:user-defined meta:name="Info 2"/>
    <meta:user-defined meta:name="Info 3"/>
    <meta:user-defined meta:name="Info 4"/>
  </office:meta>
</office:document-meta>
</file>